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9000000CC0C734DAA534B7B6B1.jpg" manifest:media-type="image/jpeg"/>
  <manifest:file-entry manifest:full-path="Pictures/100000000000099000000CC0F7A02D595CA9436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in" svg:y="0in" svg:width="6.9252in" svg:height="9.2335in" draw:z-index="0"><draw:image xlink:href="Pictures/100000000000099000000CC0C734DAA534B7B6B1.jpg" xlink:type="simple" xlink:show="embed" xlink:actuate="onLoad" loext:mime-type="image/jpeg"/></draw:frame></text:p>
      <text:p text:style-name="Standard"><draw:frame draw:style-name="fr1" draw:name="Image2" text:anchor-type="paragraph" svg:x="0in" svg:y="-0.0398in" svg:width="6.9252in" svg:height="9.2335in" draw:z-index="1"><draw:image xlink:href="Pictures/100000000000099000000CC0F7A02D595CA9436D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20:17:43.234000000</meta:creation-date>
    <dc:date>2020-12-29T20:20:09.886000000</dc:date>
    <meta:editing-duration>PT2M27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Trio_Office/6.2.8.2$Windows_x86 LibreOffice_project/</meta:generator>
  </office:meta>
</office:document-meta>
</file>